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2B00000025CC8D6BDA.png" manifest:media-type="image/png"/>
  <manifest:file-entry manifest:full-path="Pictures/10000001000000C90000005071B2947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62e8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Heading_20_4">
      <style:text-properties officeooo:rsid="03529f02"/>
    </style:style>
    <style:style style:name="P8" style:family="paragraph" style:parent-style-name="Standard">
      <style:text-properties officeooo:rsid="0320107f" officeooo:paragraph-rsid="038c8d3a"/>
    </style:style>
    <style:style style:name="P9" style:family="paragraph" style:parent-style-name="Standard">
      <style:text-properties officeooo:paragraph-rsid="03b902ea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rsid="03bf1242" officeooo:paragraph-rsid="03bf1242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f904"/>
    </style:style>
    <style:style style:name="P1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0" style:family="paragraph" style:parent-style-name="Heading_20_2">
      <style:text-properties style:font-name="Albany" fo:font-size="16.1000003814697pt" fo:font-weight="bold" officeooo:rsid="03bf1242" officeooo:paragraph-rsid="03bf1242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d80cd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cbe394" style:font-size-asian="10pt" style:font-size-complex="10pt"/>
    </style:style>
    <style:style style:name="T6" style:family="text">
      <style:text-properties fo:font-size="10pt" officeooo:rsid="03bf1242" style:font-size-asian="10pt" style:font-size-complex="10pt"/>
    </style:style>
    <style:style style:name="T7" style:family="text">
      <style:text-properties fo:font-size="10pt" officeooo:rsid="03cef404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f12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pt" fo:font-weight="bold" officeooo:rsid="03bf1242" style:font-name-asian="Microsoft YaHei" style:font-size-asian="16pt" style:font-weight-asian="bold" style:font-name-complex="Mangal1" style:font-size-complex="16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b5e64"/>
    </style:style>
    <style:style style:name="T17" style:family="text">
      <style:text-properties officeooo:rsid="03bf1242"/>
    </style:style>
    <style:style style:name="T18" style:family="text">
      <style:text-properties officeooo:rsid="03cbe394"/>
    </style:style>
    <style:style style:name="T19" style:family="text">
      <style:text-properties officeooo:rsid="03cef40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2" draw:name="Bild20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<text:span text:style-name="T16">2</text:span>.1.<text:span text:style-name="T19">10</text:span> Editors - Geometry Nodes Editor - Header - Add Menu - <text:span text:style-name="T12">Outpu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Output<text:tab/>1</text:a></text:p>
          <text:p text:style-name="P14"><text:a xlink:type="simple" xlink:href="#__RefHeading___Toc249_4217013264" text:style-name="Index_20_Link" text:visited-style-name="Index_20_Link">Viewer<text:tab/>1</text:a></text:p>
        </text:index-body>
      </text:table-of-content>
      <text:p text:style-name="P9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18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Output<text:tab/>1</text:a></text:p>
          <text:p text:style-name="P14"><text:a xlink:type="simple" xlink:href="#__RefHeading___Toc249_4217013264" text:style-name="Index_20_Link" text:visited-style-name="Index_20_Link">Viewer<text:tab/>1</text:a></text:p>
          <text:p text:style-name="P15"><text:a xlink:type="simple" xlink:href="#__RefHeading___Toc273_4217013264" text:style-name="Index_20_Link" text:visited-style-name="Index_20_Link">Inputs<text:tab/>1</text:a></text:p>
          <text:p text:style-name="P16"><text:a xlink:type="simple" xlink:href="#__RefHeading___Toc275_4217013264" text:style-name="Index_20_Link" text:visited-style-name="Index_20_Link">Geometry<text:tab/>1</text:a></text:p>
        </text:index-body>
      </text:table-of-content>
      <text:p text:style-name="P8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9" text:outline-level="1"><text:bookmark-start text:name="__RefHeading___Toc1324_2343488134"/><text:span text:style-name="T9">A</text:span><text:span text:style-name="T10">dd</text:span><text:span text:style-name="T8"> menu - </text:span><text:span text:style-name="T11">Output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5.061cm" svg:height="0.621cm" draw:z-index="0"><draw:image xlink:href="Pictures/100000010000012B00000025CC8D6BDA.png" xlink:type="simple" xlink:show="embed" xlink:actuate="onLoad" draw:mime-type="image/png"/></draw:frame></text:p>
      <text:p text:style-name="P11"><text:span text:style-name="T15">Here you find </text:span><text:span text:style-name="T14">nodes</text:span><text:span text:style-name="T17"> that outputs data</text:span><text:span text:style-name="T14">.</text:span></text:p>
      <text:p text:style-name="P6"/>
      <text:p text:style-name="Horizontal_20_Line"/>
      <text:h text:style-name="P20" text:outline-level="2"><draw:frame draw:style-name="fr1" draw:name="Bild3" text:anchor-type="paragraph" svg:y="0.406cm" svg:width="3.401cm" svg:height="1.349cm" draw:z-index="1"><draw:image xlink:href="Pictures/10000001000000C90000005071B2947A.png" xlink:type="simple" xlink:show="embed" xlink:actuate="onLoad" draw:mime-type="image/png"/></draw:frame><text:bookmark-start text:name="__RefHeading___Toc249_4217013264"/>Viewer<text:bookmark-end text:name="__RefHeading___Toc249_4217013264"/></text:h>
      <text:p text:style-name="P12">This node allows you to output the geometry data of a node in the node tree to the spreadsheet editor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6">Standard geometry input.</text:p>
      <text:h text:style-name="P7" text:outline-level="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c62e8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d80cd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ef404" style:font-size-asian="10pt" style:font-size-complex="10pt"/>
    </style:style>
    <style:style style:name="MT6" style:family="text">
      <style:text-properties fo:font-size="10pt" officeooo:rsid="03bf124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10</text:span><text:span text:style-name="MT3"> Editors - Geometry Nodes Editor - Header - Add Menu - </text:span><text:span text:style-name="MT6">Output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0M37S</meta:editing-duration>
    <meta:editing-cycles>857</meta:editing-cycles>
    <meta:generator>LibreOffice/7.6.7.2$Windows_X86_64 LibreOffice_project/dd47e4b30cb7dab30588d6c79c651f218165e3c5</meta:generator>
    <dc:date>2024-07-13T10:35:32.384000000</dc:date>
    <meta:document-statistic meta:table-count="3" meta:image-count="3" meta:object-count="0" meta:page-count="1" meta:paragraph-count="21" meta:word-count="108" meta:character-count="565" meta:non-whitespace-character-count="476"/>
    <meta:template xlink:type="simple" xlink:actuate="onRequest" xlink:title="standard1cm" xlink:href="../../../AppData/Roaming/LibreOffice/4/user/template/standard1cm.ott" meta:date="2016-03-29T10:15:31.334000000"/>
  </office:meta>
</office:document-meta>
</file>